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rmal_20__28_Web_29_">
      <style:paragraph-properties fo:margin-left="0in" fo:margin-right="0in" fo:margin-top="0in" fo:margin-bottom="0.1945in" style:contextual-spacing="false" fo:keep-together="always" fo:text-indent="0in" style:auto-text-indent="false" fo:keep-with-next="always"/>
    </style:style>
    <style:style style:name="P2" style:family="paragraph" style:parent-style-name="Normal_20__28_Web_29_">
      <style:paragraph-properties fo:margin-left="0in" fo:margin-right="0in" fo:margin-top="0.1945in" fo:margin-bottom="0.1945in" style:contextual-spacing="false" fo:keep-together="always" fo:text-indent="0in" style:auto-text-indent="false" fo:keep-with-next="always"/>
    </style:style>
    <style:style style:name="P3" style:family="paragraph" style:parent-style-name="Standard">
      <style:paragraph-properties fo:margin-left="0in" fo:margin-right="0in" fo:text-indent="0in" style:auto-text-indent="false"/>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rem ipsum dolor sit amet, consectetur adipiscing elit. Vestibulum fringilla efficitur nunc, eu sodales augue efficitur sed. Aliquam vel felis mauris. Proin rhoncus dolor et sem consequat, et tristique nisl sodales. Donec volutpat, turpis vel egestas lacinia, justo purus ultricies tellus, in rutrum elit purus nec nibh. Praesent dapibus purus turpis, quis congue elit molestie sed. Fusce non eros eget elit mattis hendrerit sed eget risus. Maecenas nec vehicula nibh, vel hendrerit lacus. Suspendisse quam odio, pretium ut mi quis, pharetra luctus libero. Pellentesque semper augue massa, sed aliquam est pharetra eu. Suspendisse sagittis erat consectetur leo mattis imperdiet. </text:span></text:p>
      <text:p text:style-name="P2"><text:span text:style-name="T1">Quisque suscipit faucibus efficitur. Morbi pretium velit nec leo vehicula pretium. Maecenas nec dignissim nunc, non blandit tortor. Etiam nec congue urna, ut imperdiet orci. Praesent blandit tempor eleifend. Maecenas faucibus lectus sed nibh ultricies varius. Vivamus imperdiet velit id ipsum maximus varius. Donec sed ullamcorper tortor. Praesent ac orci augue. Curabitur consectetur laoreet gravida. Integer luctus dui magna, rutrum varius nisi sodales sed. Donec eget sollicitudin velit. </text:span></text:p>
      <text:p text:style-name="P2"><text:span text:style-name="T1">Quisque at consequat tellus. Vivamus sed mauris aliquet, placerat nisl non, egestas lacus. Vestibulum quis orci bibendum, dictum tellus interdum, consectetur lectus. Nunc id hendrerit massa, eget cursus nunc. Ut ut risus efficitur nisi aliquet bibendum. Ut vel leo at nisi tempus porttitor. Donec finibus lacus ante, non facilisis nunc commodo vel. Aenean at scelerisque lorem. Maecenas eget neque facilisis, suscipit nibh vitae, placerat orci. </text:span></text:p>
      <text:p text:style-name="P2"><text:span text:style-name="T1">Nam mollis odio eget pretium tristique. Cras venenatis orci ac mauris congue, id vulputate nibh consequat. Praesent iaculis justo velit, hendrerit vehicula mi convallis non. Vivamus non massa arcu. Fusce non malesuada erat. Phasellus laoreet a nulla eget pharetra. Ut ac lobortis lacus, vel feugiat mi. Pellentesque nec pulvinar sapien. Maecenas nunc diam, fringilla ac porttitor sit amet, rutrum sed dolor. </text:span></text:p>
      <text:p text:style-name="P2"><text:span text:style-name="T1">Ut sed ultrices tortor. Suspendisse condimentum euismod nibh sed suscipit. Donec nec consectetur purus, ac pulvinar quam. Quisque at interdum sapien. Donec elit mi, maximus sit amet urna non, pellentesque sagittis tellus. Quisque eu ullamcorper arcu. Ut rhoncus ultrices gravida. Maecenas sollicitudin pharetra dapibus. Donec nec justo pretium quam tempor fringilla. Vivamus facilisis a mi non finibus. Nam blandit ex nisl, et tristique neque semper non. Vivamus venenatis, massa non sollicitudin imperdiet, lorem odio feugiat libero, ornare feugiat est eros ac leo. Class aptent taciti sociosqu ad litora torquent per conubia nostra, per inceptos himenaeos. Etiam rutrum augue dolor, vel lobortis lacus tristique tincidunt. Ut enim ex, euismod non facilisis eu, tincidunt cursus metus. </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Calibri" fo:font-family="Calibri" style:font-family-generic="roman" style:font-pitch="variable" fo:font-size="12pt" fo:language="ar" fo:country="SA"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agraph-properties fo:margin-top="0.0693in" fo:margin-bottom="0.0693in" style:contextual-spacing="false" fo:text-align="start" style:justify-single-word="false" fo:orphans="2" fo:widows="2"/>
      <style:text-properties style:font-name="Times New Roman" fo:font-family="'Times New Roman'" style:font-family-generic="roman" style:font-pitch="variable" fo:font-size="12pt" fo:language="ar" fo:country="SA" style:letter-kerning="false" style:font-name-asian="Wingdings" style:font-family-asian="Wingdings"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meta:initial-creator>
    <meta:creation-date>2024-07-25T10:24:00</meta:creation-date>
    <dc:date>2024-07-25T10:25:00</dc:date>
    <meta:editing-cycles>1</meta:editing-cycles>
    <meta:document-statistic meta:table-count="0" meta:image-count="0" meta:object-count="0" meta:page-count="1" meta:paragraph-count="5" meta:word-count="407" meta:character-count="2811" meta:non-whitespace-character-count="2404"/>
    <meta:generator>LibreOffice/7.3.7.2$Linux_X86_64 LibreOffice_project/30$Build-2</meta:generator>
    <meta:user-defined meta:name="Operator">martin</meta:user-defined>
  </office:meta>
</office:document-meta>
</file>